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.846cm" svg:height="16.967cm" svg:x="1.028cm" svg:y="15.956c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row table:style-name="ro1">
          <table:table-cell table:style-name="ce1" table:number-columns-repeated="11"/>
          <table:table-cell table:number-columns-repeated="245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188.322" calcext:value-type="float">
            <text:p>188.322</text:p>
          </table:table-cell>
          <table:table-cell table:style-name="ce8" office:value-type="float" office:value="1" calcext:value-type="float">
            <text:p>1,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72.358" calcext:value-type="float">
            <text:p>72.358</text:p>
          </table:table-cell>
          <table:table-cell table:style-name="ce8" table:formula="of:=([.C6]/[.C7])" office:value-type="float" office:value="2.60264241687167" calcext:value-type="float">
            <text:p>2,6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1.30132120843583" calcext:value-type="float">
            <text:p>1,3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37.649" calcext:value-type="float">
            <text:p>37.649</text:p>
          </table:table-cell>
          <table:table-cell table:style-name="ce8" table:formula="of:=([.C6]/[.C8])" office:value-type="float" office:value="5.00204520704401" calcext:value-type="float">
            <text:p>5,0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1.250511301761" calcext:value-type="float">
            <text:p>1,3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26.777" calcext:value-type="float">
            <text:p>26.777</text:p>
          </table:table-cell>
          <table:table-cell table:style-name="ce8" table:formula="of:=([.C6]/[.C9])" office:value-type="float" office:value="7.03297606154536" calcext:value-type="float">
            <text:p>7,0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1.17216267692423" calcext:value-type="float">
            <text:p>1,2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23.053" calcext:value-type="float">
            <text:p>23.053</text:p>
          </table:table-cell>
          <table:table-cell table:style-name="ce8" table:formula="of:=([.C6]/[.C10])" office:value-type="float" office:value="8.16908862187134" calcext:value-type="float">
            <text:p>8,2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1.02113607773392" calcext:value-type="float">
            <text:p>1,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office:value-type="float" office:value="21.971" calcext:value-type="float">
            <text:p>21.971</text:p>
          </table:table-cell>
          <table:table-cell table:style-name="ce8" table:formula="of:=([.C6]/[.C11])" office:value-type="float" office:value="8.57138955896409" calcext:value-type="float">
            <text:p>8,6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float" office:value="0.535711847435256" calcext:value-type="float">
            <text:p>0,5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245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6:41:31.830684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0-23T12:26:45</meta:creation-date>
    <dc:date>2022-12-13T17:39:32.678758040</dc:date>
    <meta:generator>LibreOffice/6.4.7.2$Linux_X86_64 LibreOffice_project/40$Build-2</meta:generator>
    <meta:editing-duration>PT6M25S</meta:editing-duration>
    <meta:editing-cycles>2</meta:editing-cycles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chart:legend-position="end"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542cm" svg:y="1.364cm" svg:width="19.683cm" svg:height="13.3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7cm" svg:y="14.854cm" chart:style-name="ch7">
              <text:p>Núcleos</text:p>
            </chart:title>
          </chart:axis>
          <chart:axis chart:dimension="y" chart:name="primary-y" chart:style-name="ch8">
            <chart:title svg:x="21.447cm" svg:y="6.282cm" chart:style-name="ch7">
              <text:p>Eficiência</text:p>
            </chart:title>
          </chart:axis>
          <chart:axis chart:dimension="y" chart:name="secondary-y" chart:style-name="ch9">
            <chart:title svg:x="0.249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0132120843583">
                <text:p>1.30132120843583</text:p>
              </table:table-cell>
              <table:table-cell office:value-type="float" office:value="2.60264241687167">
                <text:p>2.60264241687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50511301761">
                <text:p>1.250511301761</text:p>
              </table:table-cell>
              <table:table-cell office:value-type="float" office:value="5.00204520704401">
                <text:p>5.00204520704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17216267692423">
                <text:p>1.17216267692423</text:p>
              </table:table-cell>
              <table:table-cell office:value-type="float" office:value="7.03297606154536">
                <text:p>7.03297606154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2113607773392">
                <text:p>1.02113607773392</text:p>
              </table:table-cell>
              <table:table-cell office:value-type="float" office:value="8.16908862187134">
                <text:p>8.16908862187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5711847435256">
                <text:p>0.535711847435256</text:p>
              </table:table-cell>
              <table:table-cell office:value-type="float" office:value="8.57138955896409">
                <text:p>8.5713895589640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